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 style:font-name-asian="Arial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left="0cm" fo:margin-right="0.318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.318cm" fo:margin-top="0cm" fo:margin-bottom="0cm" loext:contextual-spacing="false" fo:orphans="2" fo:widows="2" fo:text-indent="0cm" style:auto-text-indent="false" fo:padding="0cm" fo:border="none"/>
      <style:text-properties officeooo:paragraph-rsid="001b3dec"/>
    </style:style>
    <style:style style:name="P7" style:family="paragraph" style:parent-style-name="Text_20_body">
      <style:paragraph-properties fo:margin-left="0cm" fo:margin-right="0.318cm" fo:margin-top="0cm" fo:margin-bottom="0cm" loext:contextual-spacing="false" fo:orphans="2" fo:widows="2" fo:text-indent="0cm" style:auto-text-indent="false" fo:padding="0cm" fo:border="none"/>
      <style:text-properties officeooo:paragraph-rsid="001bc75e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-asian="Arial" style:font-size-asian="11pt" style:font-style-asian="normal" style:font-weight-asian="normal"/>
    </style:style>
    <style:style style:name="T3" style:family="text">
      <style:text-properties fo:font-weight="normal"/>
    </style:style>
    <style:style style:name="T4" style:family="text">
      <style:text-properties fo:font-weight="normal" officeooo:rsid="001b3dec" style:font-weight-asian="normal" style:font-weight-complex="normal"/>
    </style:style>
    <style:style style:name="T5" style:family="text">
      <style:text-properties fo:font-weight="bold" officeooo:rsid="001b3dec" style:font-weight-asian="bold" style:font-weight-complex="bold"/>
    </style:style>
    <style:style style:name="T6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officeooo:rsid="001b3dec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officeooo:rsid="001b3dec" style:text-blinking="false" fo:background-color="transparent" loext:char-shading-value="0" style:font-weight-asian="normal" style:font-weight-complex="normal" loext:padding="0cm" loext:border="none"/>
    </style:style>
    <style:style style:name="T9" style:family="text">
      <style:text-properties fo:font-variant="normal" fo:text-transform="none" fo:color="#171717" style:text-line-through-style="none" style:text-line-through-type="none" style:font-name="Segoe UI" fo:font-size="12pt" fo:letter-spacing="normal" fo:font-style="normal" style:text-underline-style="none" fo:font-weight="normal" officeooo:rsid="001bc75e" style:text-blinking="false" fo:background-color="transparent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171717" style:font-name="Segoe UI" fo:font-size="12pt" fo:letter-spacing="normal" fo:font-style="normal" fo:font-weight="normal"/>
    </style:style>
    <style:style style:name="T11" style:family="text">
      <style:text-properties fo:font-variant="normal" fo:text-transform="none" fo:color="#171717" style:font-name="Segoe UI" fo:font-size="12pt" fo:letter-spacing="normal" fo:font-style="normal" fo:font-weight="normal" officeooo:rsid="001b3dec" style:font-weight-asian="normal" style:font-weight-complex="normal"/>
    </style:style>
    <style:style style:name="T12" style:family="text">
      <style:text-properties fo:font-variant="normal" fo:text-transform="none" fo:color="#1000ff" style:text-line-through-style="none" style:text-line-through-type="none" style:font-name="Segoe UI" fo:font-size="12pt" fo:letter-spacing="normal" fo:font-style="normal" style:text-underline-style="none" fo:font-weight="normal" officeooo:rsid="001b3dec" style:text-blinking="false" fo:background-color="transparent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1000ff" style:text-line-through-style="none" style:text-line-through-type="none" style:font-name="Segoe UI" fo:font-size="12pt" fo:letter-spacing="normal" fo:font-style="normal" style:text-underline-style="none" fo:font-weight="normal" officeooo:rsid="001bc75e" style:text-blinking="false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1b3dec" style:text-blinking="false" fo:background-color="transparent" loext:char-shading-value="0" style:font-weight-asian="normal" style:font-weight-complex="normal" loext:padding="0cm" loext:border="none"/>
    </style:style>
    <style:style style:name="T15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1bc75e" style:text-blinking="false" fo:background-color="transparent" loext:char-shading-value="0" style:font-weight-asian="normal" style:font-weight-complex="normal" loext:padding="0cm" loext:border="none"/>
    </style:style>
    <style:style style:name="T16" style:family="text">
      <style:text-properties fo:color="#1000ff" fo:font-weight="normal" officeooo:rsid="001b3dec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※注意版本差異</text:span></text:p>
      <text:p text:style-name="P1"><text:span text:style-name="T2"/></text:p>
      <text:p text:style-name="P1"><text:bookmark text:name="docs-internal-guid-2219d883-7fff-d56d-1697-f14eeee8f72a"/><text:span text:style-name="T2">基礎 </text:span><text:span text:style-name="T1">&amp; </text:span><text:span text:style-name="T2">常用</text:span></text:p>
      <text:p text:style-name="P3">abstract</text:p>
      <text:p text:style-name="P3">as</text:p>
      <text:p text:style-name="P3">base</text:p>
      <text:p text:style-name="P3">bool</text:p>
      <text:p text:style-name="P3">break</text:p>
      <text:p text:style-name="P3">byte</text:p>
      <text:p text:style-name="P3">case</text:p>
      <text:p text:style-name="P3">catch</text:p>
      <text:p text:style-name="P3">char</text:p>
      <text:p text:style-name="P3">class</text:p>
      <text:p text:style-name="P3">const</text:p>
      <text:p text:style-name="P3">continue</text:p>
      <text:p text:style-name="P3">decimal</text:p>
      <text:p text:style-name="P3">do</text:p>
      <text:p text:style-name="P3">double</text:p>
      <text:p text:style-name="P3">else</text:p>
      <text:p text:style-name="P3">enum</text:p>
      <text:p text:style-name="P3">false</text:p>
      <text:p text:style-name="P3">finally</text:p>
      <text:p text:style-name="P3">float</text:p>
      <text:p text:style-name="P3">for</text:p>
      <text:p text:style-name="P3">foreach</text:p>
      <text:p text:style-name="P3">if</text:p>
      <text:p text:style-name="P3">in</text:p>
      <text:p text:style-name="P3">int</text:p>
      <text:p text:style-name="P3">interface</text:p>
      <text:p text:style-name="P3">internal</text:p>
      <text:p text:style-name="P3">is</text:p>
      <text:p text:style-name="P3">long</text:p>
      <text:p text:style-name="P3">namespace</text:p>
      <text:p text:style-name="P3">new</text:p>
      <text:p text:style-name="P3">null</text:p>
      <text:p text:style-name="P3">object</text:p>
      <text:p text:style-name="P3">out</text:p>
      <text:p text:style-name="P3">override</text:p>
      <text:p text:style-name="P3">private</text:p>
      <text:p text:style-name="P3">protected</text:p>
      <text:p text:style-name="P3">public</text:p>
      <text:p text:style-name="P3"><text:soft-page-break/>readonly</text:p>
      <text:p text:style-name="P3">ref</text:p>
      <text:p text:style-name="P3">return</text:p>
      <text:p text:style-name="P3">sealed</text:p>
      <text:p text:style-name="P3">short</text:p>
      <text:p text:style-name="P3">static</text:p>
      <text:p text:style-name="P3">string</text:p>
      <text:p text:style-name="P3">struct</text:p>
      <text:p text:style-name="P3">switch</text:p>
      <text:p text:style-name="P3">this</text:p>
      <text:p text:style-name="P3">throw</text:p>
      <text:p text:style-name="P3">true</text:p>
      <text:p text:style-name="P3">try</text:p>
      <text:p text:style-name="P3">typeof</text:p>
      <text:p text:style-name="P3">using</text:p>
      <text:p text:style-name="P3">virtual</text:p>
      <text:p text:style-name="P3">void</text:p>
      <text:p text:style-name="P3">while</text:p>
      <text:p text:style-name="Text_20_body"/>
      <text:p text:style-name="P2">延伸</text:p>
      <text:p text:style-name="P3">default</text:p>
      <text:p text:style-name="P3">delegate</text:p>
      <text:p text:style-name="P3">event</text:p>
      <text:p text:style-name="P3">params</text:p>
      <text:p text:style-name="P3">sbyte</text:p>
      <text:p text:style-name="P3">uint</text:p>
      <text:p text:style-name="P3">ulong</text:p>
      <text:p text:style-name="P3">ushort</text:p>
      <text:p text:style-name="Text_20_body"/>
      <text:p text:style-name="P2">進階</text:p>
      <text:p text:style-name="P3">checked</text:p>
      <text:p text:style-name="P3">explicit</text:p>
      <text:p text:style-name="P3">extern</text:p>
      <text:p text:style-name="P3">fixed</text:p>
      <text:p text:style-name="P3">goto</text:p>
      <text:p text:style-name="P3">implicit</text:p>
      <text:p text:style-name="P3">lock</text:p>
      <text:p text:style-name="P3">operator</text:p>
      <text:p text:style-name="P3">sizeof</text:p>
      <text:p text:style-name="P3">stackalloc</text:p>
      <text:p text:style-name="P3">unchecked</text:p>
      <text:p text:style-name="P3"><text:soft-page-break/>unsafe</text:p>
      <text:p text:style-name="P3">volatile</text:p>
      <text:p text:style-name="Text_20_body"><text:span text:style-name="T3"><text:line-break/></text:span><text:span text:style-name="T5">內容關鍵字</text:span></text:p>
      <text:p text:style-name="Text_20_body"><text:span text:style-name="T16">基礎 &amp; 常用</text:span></text:p>
      <text:p text:style-name="P6"><text:span text:style-name="Source_20_Text"><text:span text:style-name="T8">get</text:span></text:span></text:p>
      <text:p text:style-name="P6"><text:span text:style-name="Source_20_Text"><text:span text:style-name="T8">set<text:line-break/>value<text:line-break/>var</text:span></text:span></text:p>
      <text:p text:style-name="P6"><text:span text:style-name="Source_20_Text"><text:span text:style-name="T8"/></text:span></text:p>
      <text:p text:style-name="P6"><text:span text:style-name="Source_20_Text"><text:span text:style-name="T12">延伸</text:span></text:span><text:span text:style-name="Source_20_Text"><text:span text:style-name="T8"><text:line-break/>where (generic type constraint)<text:line-break/>dynamic<text:line-break/>nameof</text:span></text:span></text:p>
      <text:p text:style-name="P6"><text:span text:style-name="Source_20_Text"><text:span text:style-name="T8">partial (type)<text:line-break/>partial (method)</text:span></text:span></text:p>
      <text:p text:style-name="P7"><text:span text:style-name="Source_20_Text"><text:span text:style-name="T8">add<text:line-break/>remove</text:span></text:span></text:p>
      <text:p text:style-name="P7"><text:span text:style-name="Source_20_Text"><text:span text:style-name="T8"/></text:span></text:p>
      <text:p text:style-name="P6"><text:span text:style-name="Source_20_Text"><text:span text:style-name="T12">===特殊===</text:span></text:span></text:p>
      <text:p text:style-name="P7"><text:span text:style-name="Source_20_Text"><text:span text:style-name="T12">LINQ</text:span></text:span><text:span text:style-name="Source_20_Text"><text:span text:style-name="T8"><text:line-break/>select<text:line-break/>and<text:line-break/>ascending<text:line-break/>by<text:line-break/>descending<text:line-break/>from<text:line-break/>group<text:line-break/>equals<text:line-break/>into<text:line-break/>join<text:line-break/>not </text:span></text:span></text:p>
      <text:p text:style-name="P7"><text:span text:style-name="Source_20_Text"><text:span text:style-name="T8">on<text:line-break/>or<text:line-break/>orderby<text:line-break/>where (query clause)</text:span></text:span></text:p>
      <text:p text:style-name="P6"><text:span text:style-name="Source_20_Text"><text:span text:style-name="T8"/></text:span></text:p>
      <text:p text:style-name="P7"><text:span text:style-name="Source_20_Text"><text:span text:style-name="T12">非同步</text:span></text:span><text:span text:style-name="Source_20_Text"><text:span text:style-name="T8"><text:line-break/>async<text:line-break/></text:span></text:span><text:soft-page-break/><text:span text:style-name="Source_20_Text"><text:span text:style-name="T8">await<text:line-break/>yield</text:span></text:span></text:p>
      <text:p text:style-name="P7"><text:span text:style-name="Source_20_Text"><text:span text:style-name="T8"/></text:span></text:p>
      <text:p text:style-name="P7"><text:span text:style-name="Source_20_Text"><text:span text:style-name="T13">其他(我也不知道能幹嘛的關鍵字)</text:span></text:span><text:span text:style-name="T11"><text:line-break/></text:span><text:a xlink:type="simple" xlink:href="https://docs.microsoft.com/en-us/dotnet/csharp/language-reference/keywords/extern-alias" text:style-name="Internet_20_link" text:visited-style-name="Visited_20_Internet_20_Link"><text:span text:style-name="Source_20_Text"><text:span text:style-name="T6">alias</text:span></text:span></text:a><text:span text:style-name="T11"><text:line-break/></text:span><text:a xlink:type="simple" xlink:href="https://docs.microsoft.com/en-us/dotnet/csharp/fundamentals/program-structure/top-level-statements#args" text:style-name="Internet_20_link" text:visited-style-name="Visited_20_Internet_20_Link"><text:span text:style-name="Source_20_Text"><text:span text:style-name="T6">args</text:span></text:span></text:a><text:span text:style-name="T10"><text:line-break/></text:span><text:a xlink:type="simple" xlink:href="https://docs.microsoft.com/en-us/dotnet/csharp/language-reference/operators/namespace-alias-qualifier" text:style-name="Internet_20_link" text:visited-style-name="Visited_20_Internet_20_Link"><text:span text:style-name="Source_20_Text"><text:span text:style-name="T7">global</text:span></text:span></text:a><text:span text:style-name="T10"><text:line-break/></text:span><text:a xlink:type="simple" xlink:href="https://docs.microsoft.com/en-us/dotnet/csharp/language-reference/keywords/init" text:style-name="Internet_20_link" text:visited-style-name="Visited_20_Internet_20_Link"><text:span text:style-name="Source_20_Text"><text:span text:style-name="T7">init</text:span></text:span></text:a><text:span text:style-name="T10"><text:line-break/></text:span><text:a xlink:type="simple" xlink:href="https://docs.microsoft.com/en-us/dotnet/csharp/language-reference/keywords/let-clause" text:style-name="Internet_20_link" text:visited-style-name="Visited_20_Internet_20_Link"><text:span text:style-name="Source_20_Text"><text:span text:style-name="T7">let</text:span></text:span></text:a><text:span text:style-name="T10"><text:line-break/></text:span><text:a xlink:type="simple" xlink:href="https://docs.microsoft.com/en-us/dotnet/csharp/language-reference/unsafe-code#function-pointers" text:style-name="Internet_20_link" text:visited-style-name="Visited_20_Internet_20_Link"><text:span text:style-name="Source_20_Text"><text:span text:style-name="T7">managed</text:span></text:span></text:a><text:a xlink:type="simple" xlink:href="https://docs.microsoft.com/en-us/dotnet/csharp/language-reference/unsafe-code#function-pointers" text:style-name="Internet_20_link" text:visited-style-name="Visited_20_Internet_20_Link"><text:span text:style-name="T7"> (function pointer calling convention)</text:span></text:a><text:span text:style-name="T10"><text:line-break/></text:span><text:a xlink:type="simple" xlink:href="https://docs.microsoft.com/en-us/dotnet/csharp/language-reference/builtin-types/integral-numeric-types" text:style-name="Internet_20_link" text:visited-style-name="Visited_20_Internet_20_Link"><text:span text:style-name="Source_20_Text"><text:span text:style-name="T7">nint</text:span></text:span></text:a></text:p>
      <text:p text:style-name="P5"><text:a xlink:type="simple" xlink:href="https://docs.microsoft.com/en-us/dotnet/csharp/programming-guide/generics/constraints-on-type-parameters#notnull-constraint" text:style-name="Internet_20_link" text:visited-style-name="Visited_20_Internet_20_Link"><text:span text:style-name="Source_20_Text"><text:span text:style-name="T7">notnull</text:span></text:span></text:a><text:span text:style-name="T10"><text:line-break/></text:span><text:a xlink:type="simple" xlink:href="https://docs.microsoft.com/en-us/dotnet/csharp/language-reference/builtin-types/integral-numeric-types" text:style-name="Internet_20_link" text:visited-style-name="Visited_20_Internet_20_Link"><text:span text:style-name="Source_20_Text"><text:span text:style-name="T7">nuint</text:span></text:span></text:a><text:span text:style-name="T10"><text:line-break/></text:span><text:a xlink:type="simple" xlink:href="https://docs.microsoft.com/en-us/dotnet/csharp/fundamentals/types/records" text:style-name="Internet_20_link" text:visited-style-name="Visited_20_Internet_20_Link"><text:span text:style-name="Source_20_Text"><text:span text:style-name="T7">record</text:span></text:span></text:a><text:span text:style-name="T10"><text:line-break/></text:span><text:a xlink:type="simple" xlink:href="https://docs.microsoft.com/en-us/dotnet/csharp/language-reference/keywords/required" text:style-name="Internet_20_link" text:visited-style-name="Visited_20_Internet_20_Link"><text:span text:style-name="Source_20_Text"><text:span text:style-name="T7">required</text:span></text:span></text:a><text:span text:style-name="T10"><text:line-break/></text:span><text:a xlink:type="simple" xlink:href="https://docs.microsoft.com/en-us/dotnet/csharp/language-reference/unsafe-code#function-pointers" text:style-name="Internet_20_link" text:visited-style-name="Visited_20_Internet_20_Link"><text:span text:style-name="Source_20_Text"><text:span text:style-name="T7">unmanaged</text:span></text:span></text:a><text:a xlink:type="simple" xlink:href="https://docs.microsoft.com/en-us/dotnet/csharp/language-reference/unsafe-code#function-pointers" text:style-name="Internet_20_link" text:visited-style-name="Visited_20_Internet_20_Link"><text:span text:style-name="T7"> (function pointer calling convention)</text:span></text:a><text:span text:style-name="T10"><text:line-break/></text:span><text:a xlink:type="simple" xlink:href="https://docs.microsoft.com/en-us/dotnet/csharp/programming-guide/generics/constraints-on-type-parameters#unmanaged-constraint" text:style-name="Internet_20_link" text:visited-style-name="Visited_20_Internet_20_Link"><text:span text:style-name="Source_20_Text"><text:span text:style-name="T7">unmanaged</text:span></text:span></text:a><text:a xlink:type="simple" xlink:href="https://docs.microsoft.com/en-us/dotnet/csharp/programming-guide/generics/constraints-on-type-parameters#unmanaged-constraint" text:style-name="Internet_20_link" text:visited-style-name="Visited_20_Internet_20_Link"><text:span text:style-name="T7"> (generic type constraint)</text:span></text:a><text:span text:style-name="T10"><text:line-break/></text:span><text:a xlink:type="simple" xlink:href="https://docs.microsoft.com/en-us/dotnet/csharp/language-reference/keywords/when" text:style-name="Internet_20_link" text:visited-style-name="Visited_20_Internet_20_Link"><text:span text:style-name="Source_20_Text"><text:span text:style-name="T7">when</text:span></text:span></text:a><text:a xlink:type="simple" xlink:href="https://docs.microsoft.com/en-us/dotnet/csharp/language-reference/keywords/when" text:style-name="Internet_20_link" text:visited-style-name="Visited_20_Internet_20_Link"><text:span text:style-name="T7"> (filter condition)</text:span></text:a><text:span text:style-name="T10"><text:line-break/></text:span><text:a xlink:type="simple" xlink:href="https://docs.microsoft.com/en-us/dotnet/csharp/language-reference/operators/with-expression" text:style-name="Internet_20_link" text:visited-style-name="Visited_20_Internet_20_Link"><text:span text:style-name="Source_20_Text"><text:span text:style-name="T7">with</text:span></text:span></text:a></text:p>
      <text:p text:style-name="Text_20_body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Segoe UI" svg:font-family="'Segoe UI', SegoeUI, 'Helvetica Neue', Helvetic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19T12:08:43.911000000</meta:creation-date>
    <dc:date>2022-08-19T12:26:00.447000000</dc:date>
    <meta:editing-duration>PT7M6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4" meta:paragraph-count="94" meta:word-count="193" meta:character-count="931" meta:non-whitespace-character-count="867"/>
  </office:meta>
</office:document-meta>
</file>